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47cm"/>
      <style:paragraph-properties style:writing-mode="lr-tb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1.111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221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faa61a" draw:fill-color="#ffe5ca" draw:textarea-horizontal-align="justify" draw:textarea-vertical-align="middle" draw:auto-grow-height="false" fo:min-height="2.29cm" fo:min-width="2.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3" style:family="graphic" style:parent-style-name="objectwithoutfill">
      <style:graphic-properties svg:stroke-width="0.028cm" svg:stroke-color="#ce181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e3d2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00599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599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e3d2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0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599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6" style:family="graphic" style:parent-style-name="objectwithoutfill">
      <style:graphic-properties draw:stroke="solid" draw:stroke-dash="Fine_20_Dashed"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28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28cm" svg:stroke-color="#ce181e" draw:marker-start="Arrow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1" style:family="graphic" style:parent-style-name="objectwithoutfill">
      <style:graphic-properties svg:stroke-width="0.028cm" svg:stroke-color="#e3d200" draw:marker-start="Arrow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32" style:family="graphic" style:parent-style-name="objectwithoutfill">
      <style:graphic-properties svg:stroke-width="0.028cm" svg:stroke-color="#00599d" draw:marker-start="Arrow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19cm"/>
      <style:paragraph-properties style:writing-mode="lr-tb"/>
    </style:style>
    <style:style style:name="gr34" style:family="graphic" style:parent-style-name="objectwithoutfill">
      <style:graphic-properties svg:stroke-opacity="0%" draw:fill="none" draw:textarea-vertical-align="middle"/>
    </style:style>
    <style:style style:name="gr35" style:family="graphic" style:parent-style-name="objectwithoutfill">
      <style:graphic-properties draw:stroke="solid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e5ca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7.35cm" svg:x2="20cm" svg:y2="7.35cm">
          <text:p/>
        </draw:line>
        <draw:line draw:style-name="gr2" draw:text-style-name="P1" draw:layer="layout" svg:x1="2.27cm" svg:y1="6.74cm" svg:x2="2.27cm" svg:y2="7.146cm">
          <text:p/>
        </draw:line>
        <draw:line draw:style-name="gr2" draw:text-style-name="P1" draw:layer="layout" svg:x1="4.81cm" svg:y1="6.74cm" svg:x2="4.81cm" svg:y2="7.146cm">
          <text:p/>
        </draw:line>
        <draw:line draw:style-name="gr2" draw:text-style-name="P1" draw:layer="layout" svg:x1="2.27cm" svg:y1="6.74cm" svg:x2="4.81cm" svg:y2="6.74cm">
          <text:p/>
        </draw:line>
        <draw:frame draw:style-name="gr3" draw:text-style-name="P2" draw:layer="layout" svg:width="2.261cm" svg:height="0.645cm" svg:x="1.66cm" svg:y="7.299cm">
          <draw:text-box>
            <text:p><text:span text:style-name="T1">00:00 UTC</text:span></text:p>
          </draw:text-box>
        </draw:frame>
        <draw:frame draw:style-name="gr4" draw:text-style-name="P3" draw:layer="layout" svg:width="2.261cm" svg:height="3.797cm" svg:x="4.2cm" svg:y="7.299cm">
          <draw:text-box>
            <text:p><text:span text:style-name="T1">15:00 UTC</text:span></text:p>
          </draw:text-box>
        </draw:frame>
        <draw:frame draw:style-name="gr5" draw:text-style-name="P4" xml:id="id1" draw:id="id1" draw:layer="layout" svg:width="3.556cm" svg:height="1.441cm" svg:x="4.81cm" svg:y="4.175cm">
          <draw:text-box>
            <text:p><text:span text:style-name="T2">Sea ice chart published</text:span></text:p>
          </draw:text-box>
        </draw:frame>
        <draw:connector draw:style-name="gr6" draw:text-style-name="P1" draw:layer="layout" draw:type="line" svg:x1="6.588cm" svg:y1="5.616cm" svg:x2="6.588cm" svg:y2="5.616cm" draw:start-shape="id1" draw:start-glue-point="2" draw:end-shape="id1" draw:end-glue-point="2" svg:d="M6588 5616z" svg:viewBox="0 0 1 1">
          <text:p/>
        </draw:connector>
        <draw:line draw:style-name="gr1" draw:text-style-name="P1" draw:layer="layout" svg:x1="5.318cm" svg:y1="5.572cm" svg:x2="4.937cm" svg:y2="7.223cm">
          <text:p/>
        </draw:line>
        <draw:frame draw:style-name="gr7" draw:text-style-name="P5" draw:layer="layout" svg:width="3.048cm" svg:height="2.621cm" svg:x="1.944cm" svg:y="4.175cm">
          <draw:text-box>
            <text:p><text:span text:style-name="T3">Sea ice chart observation, gathering and interpretation</text:span></text:p>
          </draw:text-box>
        </draw:frame>
        <draw:frame draw:style-name="gr8" draw:text-style-name="P4" draw:layer="layout" svg:width="4.572cm" svg:height="2.551cm" svg:x="1.635cm" svg:y="8.62cm">
          <draw:text-box>
            <text:p><text:span text:style-name="T2">OSI SAF linear sea ice concentration trend </text:span></text:p>
          </draw:text-box>
        </draw:frame>
        <draw:line draw:style-name="gr1" draw:text-style-name="P1" draw:layer="layout" svg:x1="1.889cm" svg:y1="8.493cm" svg:x2="1cm" svg:y2="7.858cm">
          <text:p/>
        </draw:line>
        <draw:line draw:style-name="gr9" draw:text-style-name="P1" draw:layer="layout" svg:x1="6.334cm" svg:y1="7.299cm" svg:x2="6.334cm" svg:y2="7.426cm">
          <text:p/>
        </draw:line>
        <draw:frame draw:style-name="gr3" draw:text-style-name="P2" draw:layer="layout" svg:width="2.257cm" svg:height="0.645cm" svg:x="5.728cm" svg:y="6.461cm">
          <draw:text-box>
            <text:p><text:span text:style-name="T1">18:00 UTC</text:span></text:p>
          </draw:text-box>
        </draw:frame>
        <draw:frame draw:style-name="gr5" draw:text-style-name="P4" draw:layer="layout" svg:width="3.81cm" svg:height="1.441cm" svg:x="7.35cm" svg:y="8.62cm">
          <draw:text-box>
            <text:p><text:span text:style-name="T2">AROME Arctic initialized</text:span></text:p>
          </draw:text-box>
        </draw:frame>
        <draw:line draw:style-name="gr1" draw:text-style-name="P1" draw:layer="layout" svg:x1="7.477cm" svg:y1="8.493cm" svg:x2="6.461cm" svg:y2="7.477cm">
          <text:p/>
        </draw:line>
        <draw:custom-shape draw:style-name="gr10" draw:text-style-name="P7" xml:id="id2" draw:id="id2" draw:layer="layout" svg:width="2.54cm" svg:height="2.54cm" svg:x="13.141cm" svg:y="9.89cm">
          <text:p text:style-name="P6">U-Net</text:p>
          <text:p text:style-name="P6"><text:span text:style-name="T2">Predictions</text:span></text:p>
          <text:p text:style-name="P6"><text:span text:style-name="T2">15:00 UTC</text:span></text:p>
          <draw:enhanced-geometry svg:viewBox="0 0 21600 21600" draw:type="rectangle" draw:enhanced-path="M 0 0 L 21600 0 21600 21600 0 21600 0 0 Z N"/>
        </draw:custom-shape>
        <draw:line draw:style-name="gr9" draw:text-style-name="P1" xml:id="id3" draw:id="id3" draw:layer="layout" svg:x1="10.601cm" svg:y1="7.275cm" svg:x2="10.601cm" svg:y2="7.402cm">
          <text:p/>
        </draw:line>
        <draw:line draw:style-name="gr9" draw:text-style-name="P1" xml:id="id5" draw:id="id5" draw:layer="layout" svg:x1="14.411cm" svg:y1="7.276cm" svg:x2="14.411cm" svg:y2="7.403cm">
          <text:p/>
        </draw:line>
        <draw:line draw:style-name="gr9" draw:text-style-name="P1" xml:id="id4" draw:id="id4" draw:layer="layout" svg:x1="18.221cm" svg:y1="7.277cm" svg:x2="18.221cm" svg:y2="7.404cm">
          <text:p/>
        </draw:line>
        <draw:frame draw:style-name="gr3" draw:text-style-name="P3" draw:layer="layout" svg:width="2.261cm" svg:height="0.645cm" svg:x="9.28cm" svg:y="6.461cm">
          <draw:text-box>
            <text:p><text:span text:style-name="T1">12:00 UTC</text:span></text:p>
          </draw:text-box>
        </draw:frame>
        <draw:frame draw:style-name="gr3" draw:text-style-name="P3" draw:layer="layout" svg:width="2.642cm" svg:height="0.645cm" svg:x="9.28cm" svg:y="6.766cm">
          <draw:text-box>
            <text:p><text:span text:style-name="T1">18h lead time</text:span></text:p>
          </draw:text-box>
        </draw:frame>
        <draw:frame draw:style-name="gr3" draw:text-style-name="P3" draw:layer="layout" svg:width="2.261cm" svg:height="0.645cm" svg:x="13.09cm" svg:y="6.207cm">
          <draw:text-box>
            <text:p><text:span text:style-name="T1">12:00 UTC</text:span></text:p>
          </draw:text-box>
        </draw:frame>
        <draw:frame draw:style-name="gr3" draw:text-style-name="P3" draw:layer="layout" svg:width="2.261cm" svg:height="0.645cm" svg:x="16.9cm" svg:y="5.953cm">
          <draw:text-box>
            <text:p><text:span text:style-name="T1">12:00 UTC</text:span></text:p>
          </draw:text-box>
        </draw:frame>
        <draw:frame draw:style-name="gr11" draw:text-style-name="P3" draw:layer="layout" svg:width="2.642cm" svg:height="0.711cm" svg:x="13.09cm" svg:y="6.512cm">
          <draw:text-box>
            <text:p><text:span text:style-name="T1">42h lead time</text:span></text:p>
          </draw:text-box>
        </draw:frame>
        <draw:frame draw:style-name="gr3" draw:text-style-name="P3" draw:layer="layout" svg:width="2.642cm" svg:height="0.645cm" svg:x="16.9cm" svg:y="6.258cm">
          <draw:text-box>
            <text:p><text:span text:style-name="T1">66h lead time</text:span></text:p>
          </draw:text-box>
        </draw:frame>
        <draw:frame draw:style-name="gr12" draw:text-style-name="P2" draw:layer="layout" svg:width="2.515cm" svg:height="1.039cm" svg:x="5.724cm" svg:y="6.766cm">
          <draw:text-box>
            <text:p><text:span text:style-name="T1">0h lead time</text:span></text:p>
          </draw:text-box>
        </draw:frame>
        <draw:line draw:style-name="gr13" draw:text-style-name="P1" draw:layer="layout" svg:x1="6.334cm" svg:y1="6.461cm" svg:x2="6.334cm" svg:y2="6.588cm">
          <text:p/>
        </draw:line>
        <draw:line draw:style-name="gr13" draw:text-style-name="P1" draw:layer="layout" svg:x1="9.89cm" svg:y1="6.461cm" svg:x2="9.89cm" svg:y2="6.588cm">
          <text:p/>
        </draw:line>
        <draw:line draw:style-name="gr13" draw:text-style-name="P1" draw:layer="layout" svg:x1="6.334cm" svg:y1="6.461cm" svg:x2="9.89cm" svg:y2="6.461cm">
          <text:p/>
        </draw:line>
        <draw:line draw:style-name="gr14" draw:text-style-name="P1" draw:layer="layout" svg:x1="6.334cm" svg:y1="6.207cm" svg:x2="6.334cm" svg:y2="6.334cm">
          <text:p/>
        </draw:line>
        <draw:line draw:style-name="gr14" draw:text-style-name="P1" draw:layer="layout" svg:x1="13.7cm" svg:y1="6.207cm" svg:x2="13.7cm" svg:y2="6.334cm">
          <text:p/>
        </draw:line>
        <draw:line draw:style-name="gr14" draw:text-style-name="P1" draw:layer="layout" svg:x1="6.334cm" svg:y1="6.207cm" svg:x2="13.7cm" svg:y2="6.207cm">
          <text:p/>
        </draw:line>
        <draw:line draw:style-name="gr14" draw:text-style-name="P1" draw:layer="layout" svg:x1="6.334cm" svg:y1="6.207cm" svg:x2="13.7cm" svg:y2="6.207cm">
          <text:p/>
        </draw:line>
        <draw:line draw:style-name="gr15" draw:text-style-name="P1" draw:layer="layout" svg:x1="6.334cm" svg:y1="5.953cm" svg:x2="6.334cm" svg:y2="6.08cm">
          <text:p/>
        </draw:line>
        <draw:line draw:style-name="gr15" draw:text-style-name="P1" draw:layer="layout" svg:x1="17.51cm" svg:y1="5.953cm" svg:x2="17.51cm" svg:y2="6.08cm">
          <text:p/>
        </draw:line>
        <draw:line draw:style-name="gr15" draw:text-style-name="P1" draw:layer="layout" svg:x1="6.334cm" svg:y1="5.953cm" svg:x2="17.51cm" svg:y2="5.953cm">
          <text:p/>
        </draw:line>
        <draw:line draw:style-name="gr15" draw:text-style-name="P1" draw:layer="layout" svg:x1="6.334cm" svg:y1="5.953cm" svg:x2="17.51cm" svg:y2="5.953cm">
          <text:p/>
        </draw:line>
        <draw:connector draw:style-name="gr16" draw:text-style-name="P1" draw:layer="layout" draw:type="line" svg:x1="14.411cm" svg:y1="9.89cm" svg:x2="10.601cm" svg:y2="7.402cm" draw:start-shape="id2" draw:start-glue-point="0" draw:end-shape="id3" draw:end-glue-point="2" svg:d="M14411 9890l-3810-2488" svg:viewBox="0 0 3811 2489">
          <text:p/>
        </draw:connector>
        <draw:connector draw:style-name="gr17" draw:text-style-name="P1" draw:layer="layout" draw:type="line" svg:x1="14.411cm" svg:y1="9.89cm" svg:x2="18.221cm" svg:y2="7.404cm" draw:start-shape="id2" draw:start-glue-point="0" draw:end-shape="id4" draw:end-glue-point="2" svg:d="M14411 9890l3810-2486" svg:viewBox="0 0 3811 2487">
          <text:p/>
        </draw:connector>
        <draw:connector draw:style-name="gr18" draw:text-style-name="P1" draw:layer="layout" draw:type="line" svg:x1="14.411cm" svg:y1="9.89cm" svg:x2="14.411cm" svg:y2="7.403cm" draw:start-shape="id2" draw:start-glue-point="0" draw:end-shape="id5" draw:end-glue-point="2" svg:d="M14411 9890v-2487" svg:viewBox="0 0 1 2488">
          <text:p/>
        </draw:connector>
        <draw:frame draw:style-name="gr19" draw:text-style-name="P5" draw:layer="layout" svg:width="6.604cm" svg:height="0.725cm" svg:x="8.239cm" svg:y="5.318cm">
          <draw:text-box>
            <text:p><text:span text:style-name="T4">AROME</text:span><text:span text:style-name="T3"> Arctic cumulative mean</text:span></text:p>
          </draw:text-box>
        </draw:frame>
        <draw:line draw:style-name="gr20" draw:text-style-name="P1" draw:layer="layout" svg:x1="14.97cm" svg:y1="3.54cm" svg:x2="16.24cm" svg:y2="3.54cm">
          <text:p/>
        </draw:line>
        <draw:line draw:style-name="gr21" draw:text-style-name="P1" draw:layer="layout" svg:x1="14.97cm" svg:y1="4.048cm" svg:x2="16.24cm" svg:y2="4.048cm">
          <text:p/>
        </draw:line>
        <draw:line draw:style-name="gr22" draw:text-style-name="P1" draw:layer="layout" svg:x1="14.97cm" svg:y1="4.556cm" svg:x2="16.24cm" svg:y2="4.556cm">
          <text:p/>
        </draw:line>
        <draw:frame draw:style-name="gr23" draw:text-style-name="P4" draw:layer="layout" svg:width="4.064cm" svg:height="0.806cm" svg:x="13.573cm" svg:y="2.524cm">
          <draw:text-box>
            <text:p><text:span text:style-name="T2">U–Net lead time</text:span></text:p>
          </draw:text-box>
        </draw:frame>
        <draw:frame draw:style-name="gr24" draw:text-style-name="P5" draw:layer="layout" svg:width="3.556cm" svg:height="1.199cm" svg:x="16.367cm" svg:y="3.159cm">
          <draw:text-box>
            <text:p><text:span text:style-name="T3">1-day lead time</text:span></text:p>
          </draw:text-box>
        </draw:frame>
        <draw:frame draw:style-name="gr19" draw:text-style-name="P5" draw:layer="layout" svg:width="3.555cm" svg:height="0.725cm" svg:x="16.368cm" svg:y="3.667cm">
          <draw:text-box>
            <text:p><text:span text:style-name="T3">2-day lead time</text:span></text:p>
          </draw:text-box>
        </draw:frame>
        <draw:frame draw:style-name="gr19" draw:text-style-name="P5" draw:layer="layout" svg:width="3.554cm" svg:height="0.725cm" svg:x="16.369cm" svg:y="4.175cm">
          <draw:text-box>
            <text:p><text:span text:style-name="T3">3-day lead time</text:span></text:p>
          </draw:text-box>
        </draw:frame>
        <draw:frame draw:style-name="gr25" draw:text-style-name="P8" draw:layer="layout" svg:width="1.397cm" svg:height="1.673cm" svg:x="1cm" svg:y="2.397cm">
          <draw:text-box>
            <text:p>(a)</text:p>
          </draw:text-box>
        </draw:frame>
        <draw:line draw:style-name="gr26" draw:text-style-name="P1" draw:layer="layout" svg:x1="4.354cm" svg:y1="16.24cm" svg:x2="20cm" svg:y2="16.24cm">
          <text:p/>
        </draw:line>
        <draw:line draw:style-name="gr2" draw:text-style-name="P1" draw:layer="layout" svg:x1="8.164cm" svg:y1="15.986cm" svg:x2="8.164cm" svg:y2="15.986cm">
          <text:p/>
        </draw:line>
        <draw:line draw:style-name="gr2" draw:text-style-name="P1" xml:id="id7" draw:id="id7" draw:layer="layout" svg:x1="8.168cm" svg:y1="15.986cm" svg:x2="8.164cm" svg:y2="16.494cm">
          <text:p/>
        </draw:line>
        <draw:line draw:style-name="gr2" draw:text-style-name="P1" draw:layer="layout" svg:x1="15.784cm" svg:y1="15.986cm" svg:x2="15.784cm" svg:y2="16.494cm">
          <text:p/>
        </draw:line>
        <draw:line draw:style-name="gr2" draw:text-style-name="P1" draw:layer="layout" svg:x1="19.594cm" svg:y1="15.986cm" svg:x2="19.594cm" svg:y2="16.494cm">
          <text:p/>
        </draw:line>
        <draw:line draw:style-name="gr2" draw:text-style-name="P1" draw:layer="layout" svg:x1="11.974cm" svg:y1="15.986cm" svg:x2="11.97cm" svg:y2="16.494cm">
          <text:p/>
        </draw:line>
        <draw:frame draw:style-name="gr27" draw:text-style-name="P8" draw:layer="layout" svg:width="0.889cm" svg:height="1.114cm" svg:x="3.973cm" svg:y="15.097cm">
          <draw:text-box>
            <text:p>t<text:span text:style-name="T5">0</text:span></text:p>
          </draw:text-box>
        </draw:frame>
        <draw:frame draw:style-name="gr27" draw:text-style-name="P8" draw:layer="layout" svg:width="2.032cm" svg:height="1.114cm" svg:x="7.783cm" svg:y="15.097cm">
          <draw:text-box>
            <text:p><text:span text:style-name="T6">t</text:span><text:span text:style-name="T5">0 + 24</text:span></text:p>
          </draw:text-box>
        </draw:frame>
        <draw:frame draw:style-name="gr27" draw:text-style-name="P8" draw:layer="layout" svg:width="2.032cm" svg:height="1.114cm" svg:x="11.593cm" svg:y="15.097cm">
          <draw:text-box>
            <text:p><text:span text:style-name="T6">t</text:span><text:span text:style-name="T5">0 + 48</text:span></text:p>
          </draw:text-box>
        </draw:frame>
        <draw:frame draw:style-name="gr27" draw:text-style-name="P8" draw:layer="layout" svg:width="2.032cm" svg:height="1.114cm" svg:x="15.403cm" svg:y="15.097cm">
          <draw:text-box>
            <text:p><text:span text:style-name="T6">t</text:span><text:span text:style-name="T5">0 + 72</text:span></text:p>
          </draw:text-box>
        </draw:frame>
        <draw:frame draw:style-name="gr25" draw:text-style-name="P8" xml:id="id6" draw:id="id6" draw:layer="layout" svg:width="4.826cm" svg:height="1.673cm" svg:x="3.084cm" svg:y="12.43cm">
          <draw:text-box>
            <text:p>Physical model initialized</text:p>
          </draw:text-box>
        </draw:frame>
        <draw:connector draw:style-name="gr28" draw:text-style-name="P1" draw:layer="layout" draw:type="curve" svg:x1="5.497cm" svg:y1="14.103cm" svg:x2="8.164cm" svg:y2="16.24cm" draw:start-shape="id6" draw:start-glue-point="2" draw:end-shape="id7" draw:end-glue-point="3" svg:d="M5497 14103c0 1425 889 2137 2667 2137" svg:viewBox="0 0 2668 2138">
          <text:p/>
        </draw:connector>
        <draw:line draw:style-name="gr2" draw:text-style-name="P1" draw:layer="layout" svg:x1="8.164cm" svg:y1="13.446cm" svg:x2="8.164cm" svg:y2="14.335cm">
          <text:p/>
        </draw:line>
        <draw:line draw:style-name="gr2" draw:text-style-name="P1" draw:layer="layout" svg:x1="11.974cm" svg:y1="13.446cm" svg:x2="11.974cm" svg:y2="14.335cm">
          <text:p/>
        </draw:line>
        <draw:line draw:style-name="gr29" draw:text-style-name="P1" draw:layer="layout" svg:x1="8.164cm" svg:y1="13.7cm" svg:x2="11.974cm" svg:y2="13.7cm">
          <text:p/>
        </draw:line>
        <draw:frame draw:style-name="gr30" draw:text-style-name="P8" draw:layer="layout" svg:width="4.191cm" svg:height="1.016cm" svg:x="8.164cm" svg:y="12.938cm">
          <draw:text-box>
            <text:p><text:span text:style-name="T7">Mean 1-day lead time</text:span></text:p>
          </draw:text-box>
        </draw:frame>
        <draw:line draw:style-name="gr2" draw:text-style-name="P1" draw:layer="layout" svg:x1="11.974cm" svg:y1="13.446cm" svg:x2="11.974cm" svg:y2="14.335cm">
          <text:p/>
        </draw:line>
        <draw:line draw:style-name="gr2" draw:text-style-name="P1" draw:layer="layout" svg:x1="15.784cm" svg:y1="13.446cm" svg:x2="15.784cm" svg:y2="14.335cm">
          <text:p/>
        </draw:line>
        <draw:line draw:style-name="gr31" draw:text-style-name="P1" draw:layer="layout" svg:x1="11.974cm" svg:y1="13.7cm" svg:x2="15.784cm" svg:y2="13.7cm">
          <text:p/>
        </draw:line>
        <draw:frame draw:style-name="gr30" draw:text-style-name="P8" draw:layer="layout" svg:width="4.191cm" svg:height="1.016cm" svg:x="11.974cm" svg:y="12.938cm">
          <draw:text-box>
            <text:p><text:span text:style-name="T7">Mean 2-day lead time</text:span></text:p>
          </draw:text-box>
        </draw:frame>
        <draw:line draw:style-name="gr2" draw:text-style-name="P1" draw:layer="layout" svg:x1="15.784cm" svg:y1="13.446cm" svg:x2="15.784cm" svg:y2="14.335cm">
          <text:p/>
        </draw:line>
        <draw:line draw:style-name="gr2" draw:text-style-name="P1" draw:layer="layout" svg:x1="19.594cm" svg:y1="13.446cm" svg:x2="19.594cm" svg:y2="14.335cm">
          <text:p/>
        </draw:line>
        <draw:line draw:style-name="gr32" draw:text-style-name="P1" draw:layer="layout" svg:x1="15.784cm" svg:y1="13.7cm" svg:x2="19.594cm" svg:y2="13.7cm">
          <text:p/>
        </draw:line>
        <draw:frame draw:style-name="gr30" draw:text-style-name="P8" draw:layer="layout" svg:width="4.191cm" svg:height="1.016cm" svg:x="15.784cm" svg:y="12.938cm">
          <draw:text-box>
            <text:p><text:span text:style-name="T7">Mean 3-day lead time</text:span></text:p>
          </draw:text-box>
        </draw:frame>
        <draw:line draw:style-name="gr2" draw:text-style-name="P1" draw:layer="layout" svg:x1="6.792cm" svg:y1="18.526cm" svg:x2="6.792cm" svg:y2="19.034cm">
          <text:p/>
        </draw:line>
        <draw:frame draw:style-name="gr33" draw:text-style-name="P8" xml:id="id8" draw:id="id8" draw:layer="layout" svg:width="5.819cm" svg:height="1.673cm" svg:x="2.449cm" svg:y="21.298cm">
          <draw:text-box>
            <text:p>Ice chart published</text:p>
            <text:p>(15:00 UTC)</text:p>
          </draw:text-box>
        </draw:frame>
        <draw:line draw:style-name="gr34" draw:text-style-name="P1" xml:id="id9" draw:id="id9" draw:layer="layout" svg:x1="6.742cm" svg:y1="18.78cm" svg:x2="6.742cm" svg:y2="20.177cm">
          <text:p/>
        </draw:line>
        <draw:connector draw:style-name="gr1" draw:text-style-name="P1" draw:layer="layout" draw:type="curve" svg:x1="5.358cm" svg:y1="21.298cm" svg:x2="6.742cm" svg:y2="18.78cm" draw:start-shape="id8" draw:start-glue-point="0" draw:end-shape="id9" draw:end-glue-point="0" svg:d="M5358 21298c0-1679 461-2518 1384-2518" svg:viewBox="0 0 1385 2519">
          <text:p/>
        </draw:connector>
        <draw:line draw:style-name="gr35" draw:text-style-name="P1" draw:layer="layout" svg:x1="6.792cm" svg:y1="18.78cm" svg:x2="18.273cm" svg:y2="18.78cm">
          <text:p/>
        </draw:line>
        <draw:line draw:style-name="gr2" draw:text-style-name="P1" xml:id="id11" draw:id="id11" draw:layer="layout" svg:x1="10.602cm" svg:y1="18.526cm" svg:x2="10.602cm" svg:y2="19.034cm">
          <text:p/>
        </draw:line>
        <draw:frame draw:style-name="gr36" draw:text-style-name="P8" draw:layer="layout" svg:width="1.709cm" svg:height="1.114cm" svg:x="10.265cm" svg:y="17.637cm">
          <draw:text-box>
            <text:p><text:span text:style-name="T6">t</text:span><text:span text:style-name="T5">0 + 39</text:span></text:p>
          </draw:text-box>
        </draw:frame>
        <draw:frame draw:style-name="gr37" draw:text-style-name="P8" draw:layer="layout" svg:width="1.709cm" svg:height="1.114cm" svg:x="6.386cm" svg:y="17.637cm">
          <draw:text-box>
            <text:p><text:span text:style-name="T6">t</text:span><text:span text:style-name="T5">0 + 15</text:span></text:p>
          </draw:text-box>
        </draw:frame>
        <draw:custom-shape draw:style-name="gr10" draw:text-style-name="P7" xml:id="id10" draw:id="id10" draw:layer="layout" svg:width="2.54cm" svg:height="2.54cm" svg:x="13.142cm" svg:y="21.32cm">
          <text:p text:style-name="P6">U-Net</text:p>
          <text:p text:style-name="P6"><text:span text:style-name="T2">Predictions</text:span></text:p>
          <text:p text:style-name="P6"><text:span text:style-name="T2">15:00 UTC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4.412cm" svg:y1="21.32cm" svg:x2="10.602cm" svg:y2="19.034cm" draw:start-shape="id10" draw:start-glue-point="0" draw:end-shape="id11" draw:end-glue-point="2" svg:d="M14412 21320l-3810-2286" svg:viewBox="0 0 3811 2287">
          <text:p/>
        </draw:connector>
        <draw:line draw:style-name="gr2" draw:text-style-name="P1" xml:id="id12" draw:id="id12" draw:layer="layout" svg:x1="14.412cm" svg:y1="18.526cm" svg:x2="14.412cm" svg:y2="19.034cm">
          <text:p/>
        </draw:line>
        <draw:line draw:style-name="gr2" draw:text-style-name="P1" xml:id="id13" draw:id="id13" draw:layer="layout" svg:x1="18.222cm" svg:y1="18.526cm" svg:x2="18.222cm" svg:y2="19.034cm">
          <text:p/>
        </draw:line>
        <draw:connector draw:style-name="gr18" draw:text-style-name="P1" draw:layer="layout" draw:type="line" svg:x1="14.412cm" svg:y1="21.32cm" svg:x2="14.412cm" svg:y2="19.034cm" draw:start-shape="id10" draw:start-glue-point="0" draw:end-shape="id12" draw:end-glue-point="2" svg:d="M14412 21320v-2286" svg:viewBox="0 0 1 2287">
          <text:p/>
        </draw:connector>
        <draw:connector draw:style-name="gr17" draw:text-style-name="P1" draw:layer="layout" draw:type="line" svg:x1="14.412cm" svg:y1="21.32cm" svg:x2="18.222cm" svg:y2="19.034cm" draw:start-shape="id10" draw:start-glue-point="0" draw:end-shape="id13" draw:end-glue-point="2" svg:d="M14412 21320l3810-2286" svg:viewBox="0 0 3811 2287">
          <text:p/>
        </draw:connector>
        <draw:frame draw:style-name="gr36" draw:text-style-name="P8" draw:layer="layout" svg:width="1.709cm" svg:height="1.114cm" svg:x="14.082cm" svg:y="17.637cm">
          <draw:text-box>
            <text:p><text:span text:style-name="T6">t</text:span><text:span text:style-name="T5">0 + 63</text:span></text:p>
          </draw:text-box>
        </draw:frame>
        <draw:frame draw:style-name="gr36" draw:text-style-name="P8" draw:layer="layout" svg:width="1.709cm" svg:height="1.114cm" svg:x="17.892cm" svg:y="17.637cm">
          <draw:text-box>
            <text:p><text:span text:style-name="T6">t</text:span><text:span text:style-name="T5">0 + 87</text:span></text:p>
          </draw:text-box>
        </draw:frame>
        <draw:frame draw:style-name="gr38" draw:text-style-name="P8" draw:layer="layout" svg:width="2.712cm" svg:height="0.763cm" svg:x="2.912cm" svg:y="16.239cm">
          <draw:text-box>
            <text:p><text:span text:style-name="T8">00:00 UTC</text:span></text:p>
          </draw:text-box>
        </draw:frame>
        <draw:frame draw:style-name="gr25" draw:text-style-name="P8" draw:layer="layout" svg:width="1.397cm" svg:height="1.673cm" svg:x="1cm" svg:y="12.43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13:39:57.542941718</meta:creation-date>
    <dc:date>2023-12-19T16:04:16.670195218</dc:date>
    <meta:editing-duration>PT21M</meta:editing-duration>
    <meta:editing-cycles>8</meta:editing-cycles>
    <meta:generator>LibreOffice/7.3.7.2$Linux_X86_64 LibreOffice_project/30$Build-2</meta:generator>
    <meta:document-statistic meta:object-count="92"/>
  </office:meta>
</office:document-meta>
</file>